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1.6cm" fo:min-width="0cm" loext:decorative="false"/>
    </style:style>
    <style:style style:name="gr2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1.15cm" fo:min-width="5.28cm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="Dimension_20_Lines" draw:marker-start-width="0.28cm" draw:marker-end="Dimension_20_Lines" draw:marker-end-width="0.28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cm" svg:stroke-color="#000000" draw:marker-start="" draw:marker-start-width="0.28cm" draw:marker-end="Linienspitzen_20_1" draw:marker-end-width="0.2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loext:graphic-properties draw:fill="bitmap" draw:fill-image-name="_35__20_Percent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1.85cm" svg:x="3.85cm" svg:y="2.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8cm" svg:height="1.4cm" svg:x="1.1cm" svg:y="4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6§latex§$h$§svg§600§TRUE§</svg:desc>
          <draw:g draw:style-name="gr4">
            <draw:path draw:style-name="gr5" draw:text-style-name="P2" draw:layer="layout" svg:width="0.273cm" svg:height="0.393cm" svg:x="2.899cm" svg:y="2.928cm" svg:viewBox="0 0 274 394" svg:d="M129 6c-2-2 0-6-6-6-13 0-54 5-69 6-5 0-11 0-11 12 0 6 5 6 14 6 27 0 27 3 27 9 0 4-1 8-1 12-27 107-54 213-81 320-2 8-2 10-2 13 0 13 11 16 16 16 9 0 17-6 21-14 3-15 7-29 11-43 4-17 7-33 11-50 5-13 8-25 10-38 1-3 6-21 6-26 1-4 19-35 38-51 13-8 30-19 54-19s31 19 31 40c0 29-23 91-36 124-4 13-7 20-7 31 0 27 20 46 46 46 52 0 73-81 73-86s-5-5-6-5c-7 0-7 2-8 10-10 28-27 68-58 68-9 0-14-5-14-17 0-15 6-27 11-40 8-24 34-91 34-123 0-37-23-61-64-61-35 0-62 18-83 43 14-59 29-118 43-177z">
              <text:p/>
            </draw:path>
          </draw:g>
        </draw:g>
        <draw:g draw:style-name="gr4">
          <draw:line draw:style-name="gr6" draw:text-style-name="P3" draw:layer="layout" svg:x1="3.85cm" svg:y1="4cm" svg:x2="3.85cm" svg:y2="1.2cm">
            <text:p/>
          </draw:line>
          <draw:line draw:style-name="gr6" draw:text-style-name="P3" draw:layer="layout" svg:x1="4.15cm" svg:y1="4cm" svg:x2="4.15cm" svg:y2="1.2cm">
            <text:p/>
          </draw:line>
        </draw:g>
        <draw:line draw:style-name="gr6" draw:text-style-name="P3" draw:layer="layout" svg:x1="4.12cm" svg:y1="4cm" svg:x2="6.88cm" svg:y2="4cm">
          <text:p/>
        </draw:line>
        <draw:line draw:style-name="gr7" draw:text-style-name="P3" draw:layer="layout" svg:x1="3.15cm" svg:y1="2.35cm" svg:x2="4.15cm" svg:y2="2.35cm">
          <text:p/>
        </draw:line>
        <draw:frame draw:style-name="gr8" draw:text-style-name="P4" draw:layer="layout" svg:width="0.8cm" svg:height="0.725cm" svg:x="3.55cm" svg:y="0.395cm">
          <draw:text-box>
            <text:p><text:span text:style-name="T1">M</text:span></text:p>
          </draw:text-box>
        </draw:frame>
        <draw:g draw:style-name="gr3">
          <svg:title>TexMaths</svg:title>
          <svg:desc>16§latex§$r$§svg§600§TRUE§</svg:desc>
          <draw:g draw:style-name="gr4">
            <draw:path draw:style-name="gr5" draw:text-style-name="P2" draw:layer="layout" svg:width="0.225cm" svg:height="0.25cm" svg:x="5.15cm" svg:y="2.95cm" svg:viewBox="0 0 226 251" svg:d="M33 213c-1 8-6 21-6 24 0 9 8 14 18 14 6 0 15-5 19-16 1-1 20-78 22-87 5-18 14-57 19-72 2-8 18-33 30-46 5-3 21-17 45-17 14 0 22 6 24 6-18 3-29 16-29 30 0 10 6 19 21 19s30-12 30-31c0-21-17-37-46-37-37 0-61 27-72 43-3-26-24-43-49-43-26 0-37 22-41 32-10 19-18 52-18 54 0 5 5 5 6 5 7 0 7 0 10-13 9-40 21-65 41-65 10 0 16 3 16 25 0 11-1 18-8 46-10 43-21 86-32 129z">
              <text:p/>
            </draw:path>
          </draw:g>
        </draw:g>
        <draw:line draw:style-name="gr7" draw:text-style-name="P3" draw:layer="layout" svg:x1="5.1cm" svg:y1="3.25cm" svg:x2="4cm" svg:y2="4cm">
          <text:p/>
        </draw:line>
        <draw:line draw:style-name="gr6" draw:text-style-name="P3" draw:layer="layout" svg:x1="1.12cm" svg:y1="4cm" svg:x2="3.88cm" svg:y2="4cm">
          <text:p/>
        </draw:line>
        <draw:line draw:style-name="gr9" draw:text-style-name="P3" draw:layer="layout" svg:x1="3.3cm" svg:y1="2.4cm" svg:x2="3.3cm" svg:y2="3.95cm">
          <text:p/>
        </draw:line>
        <draw:g draw:style-name="gr3">
          <svg:title>TexMaths</svg:title>
          <svg:desc>16§latex§$\vec{F}_{g}$§svg§600§TRUE§</svg:desc>
          <draw:g draw:style-name="gr4">
            <draw:path draw:style-name="gr5" draw:text-style-name="P2" draw:layer="layout" svg:width="0.248cm" svg:height="0.111cm" svg:x="5.463cm" svg:y="1.5cm" svg:viewBox="0 0 249 112" svg:d="M200 67c-8 6-28 22-28 34 0 4 7 11 12 11 4 0 8-5 11-8 6-8 19-24 44-37 4-2 10-5 10-11s-5-8-8-11c-13-8-19-19-24-32 0-5-3-13-11-13s-11 8-11 13c0 1 5 21 14 32-63 0-125 0-188 0-10 0-21 0-21 11s11 11 21 11c59 0 119 0 179 0z">
              <text:p/>
            </draw:path>
            <draw:path draw:style-name="gr5" draw:text-style-name="P2" draw:layer="layout" svg:width="0.397cm" svg:height="0.379cm" svg:x="5.3cm" svg:y="1.661cm" svg:viewBox="0 0 398 380" svg:d="M148 198c19 0 37 0 55 0 41 0 46 10 46 26 0 3 0 11-3 27-2 3-2 5-2 6 0 5 3 7 7 7s4-2 8-12c10-40 20-81 30-121 2-6 2-8 2-10 0-1-1-6-7-6-5 0-6 3-8 13-11 43-24 53-72 53-17 0-34 0-51 0 12-48 24-95 35-143 5-19 7-20 31-20 25 0 50 0 75 0 68 0 81 17 81 60 0 13 0 16-1 31-2 8-2 8-2 9 0 3 2 8 6 8 7 0 7-3 8-14 4-33 8-65 11-98 2-14-1-14-14-14-91 0-183 0-274 0-12 0-18 0-18 11 0 7 5 7 16 7 21 0 37 0 37 9 0 2 0 3-4 13-24 99-48 198-73 297-6 21-6 26-51 26-10 0-16 0-16 11 0 6 6 6 8 6 18 0 59-1 75-1 18 0 64 1 83 1 5 0 11 0 11-11 0-3-2-3-3-5-2-1-3-1-16-1-11 0-14 0-29 0-16-2-17-5-17-12 0-1 0-4 1-12 12-47 24-94 35-141z">
              <text:p/>
            </draw:path>
            <draw:path draw:style-name="gr5" draw:text-style-name="P2" draw:layer="layout" svg:width="0.192cm" svg:height="0.251cm" svg:x="5.656cm" svg:y="1.954cm" svg:viewBox="0 0 193 252" svg:d="M192 27c1-6 1-5 1-8 0-8-8-13-14-13-8 0-16 8-18 15-6-10-19-21-40-21-49 0-100 51-100 107 0 42 27 66 59 66 19 0 35-10 49-23-2 12-5 25-8 37-4 16-8 27-22 40-18 14-34 14-45 14-17 0-22-1-28-3 9-5 11-14 11-19 0-10-7-15-15-15-11 0-22 10-22 24 0 24 34 24 56 24 61 0 88-32 92-54 15-57 29-114 44-171zM137 120c-1 6-1 6-8 14-14 16-33 27-48 27-19 0-28-17-28-36 0-18 9-63 20-80 16-27 36-35 48-35 27 0 35 30 35 33 0 2 0 2-1 7-6 23-12 46-18 70z">
              <text:p/>
            </draw:path>
          </draw:g>
        </draw:g>
        <draw:line draw:style-name="gr10" draw:text-style-name="P3" draw:layer="layout" svg:x1="4cm" svg:y1="2.9cm" svg:x2="4cm" svg:y2="3.95cm">
          <text:p/>
        </draw:line>
        <draw:line draw:style-name="gr10" draw:text-style-name="P3" draw:layer="layout" svg:x1="4cm" svg:y1="5.138cm" svg:x2="4cm" svg:y2="4.088cm">
          <text:p/>
        </draw:line>
        <draw:g draw:style-name="gr3">
          <svg:title>TexMaths</svg:title>
          <svg:desc>16§latex§$\vec{F}_{s}$§svg§600§TRUE§</svg:desc>
          <draw:g draw:style-name="gr4">
            <draw:path draw:style-name="gr5" draw:text-style-name="P2" draw:layer="layout" svg:width="0.246cm" svg:height="0.109cm" svg:x="5.415cm" svg:y="5.6cm" svg:viewBox="0 0 247 110" svg:d="M198 67c-8 6-26 22-26 32 0 6 5 11 12 11 4 0 8-3 9-6 8-8 21-24 45-37 5-2 9-5 9-11 0-7-3-10-8-11-12-10-17-19-22-32-1-5-3-13-11-13s-11 8-11 11 5 21 13 34c-63 0-126 0-189 0-9 0-19 0-19 11s10 11 19 11c60 0 119 0 179 0z">
              <text:p/>
            </draw:path>
            <draw:path draw:style-name="gr5" draw:text-style-name="P2" draw:layer="layout" svg:width="0.397cm" svg:height="0.379cm" svg:x="5.252cm" svg:y="5.761cm" svg:viewBox="0 0 398 380" svg:d="M148 198c19 0 37 0 55 0 41 0 46 10 46 26 0 3 0 9-5 27 0 3-1 4-1 6 0 5 3 6 6 6 6 0 6-1 10-11 10-40 20-81 30-121 2-6 2-8 2-10 0-1-1-6-7-6-5 0-6 3-8 11-13 45-25 54-73 54-17 0-33 0-50 0 12-47 24-94 35-142 5-19 5-22 31-22 24 0 49 0 73 0 69 0 82 19 82 62 0 13 0 15-2 31-2 6-2 8-2 9 0 3 4 7 8 7 7 0 7-4 8-13 4-33 8-65 11-98 2-14-1-14-15-14-91 0-182 0-273 0-12 0-18 0-18 11 0 5 5 5 16 5 21 0 37 0 37 11 0 2 0 3-4 13-24 99-48 198-73 297-6 21-8 25-51 25-10 0-16 0-16 12 0 6 6 6 8 6 16 0 57-2 73-2 20 0 66 2 85 2 5 0 11 0 11-11 0-5-3-5-3-7-2 0-3 0-16 0s-14 0-29-1c-16-2-17-3-17-11 0-5 0-4 1-13 12-46 24-93 35-139z">
              <text:p/>
            </draw:path>
            <draw:path draw:style-name="gr5" draw:text-style-name="P2" draw:layer="layout" svg:width="0.155cm" svg:height="0.176cm" svg:x="5.618cm" svg:y="6.052cm" svg:viewBox="0 0 156 177" svg:d="M140 26c-9 3-15 11-15 19s7 12 12 12 19-3 19-22c0-25-28-35-52-35-61 0-72 46-72 57 0 15 8 24 14 29 10 8 18 10 45 15 8 1 32 6 32 25 0 7-3 22-21 32-14 8-33 8-38 8-16 0-38-3-46-16 12-2 20-11 20-22 0-10-6-15-16-15-11 0-22 8-22 26 0 24 26 38 64 38 72 0 84-49 84-64 0-36-39-43-54-46-3-2-13-3-16-3-14-3-21-11-21-19 0-10 7-21 16-26 10-6 24-8 31-8 8 0 28 2 36 15z">
              <text:p/>
            </draw:path>
          </draw:g>
        </draw:g>
        <draw:line draw:style-name="gr7" draw:text-style-name="P3" draw:layer="layout" svg:x1="5.25cm" svg:y1="2.1cm" svg:x2="4cm" svg:y2="3.3cm">
          <text:p/>
        </draw:line>
        <draw:line draw:style-name="gr7" draw:text-style-name="P3" draw:layer="layout" svg:x1="5.25cm" svg:y1="5.7cm" svg:x2="4cm" svg:y2="4.5cm">
          <text:p/>
        </draw:line>
        <draw:frame draw:style-name="gr11" draw:text-style-name="P4" draw:layer="layout" svg:width="0.75cm" svg:height="0.75cm" svg:x="6.2cm" svg:y="4.05cm">
          <draw:text-box>
            <text:p text:style-name="P5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7T14:05:07.161369073</dc:date>
    <meta:editing-duration>P2DT16H47M54S</meta:editing-duration>
    <meta:editing-cycles>107</meta:editing-cycles>
    <meta:generator>LibreOffice/24.2.5.2$Linux_X86_64 LibreOffice_project/420$Build-2</meta:generator>
    <meta:print-date>2024-09-27T14:05:11.838832493</meta:print-date>
    <meta:printed-by>PDF-Dateien</meta:printed-by>
    <meta:document-statistic meta:object-count="32"/>
  </office:meta>
</office:document-meta>
</file>